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3%" draw:textarea-horizontal-align="justify" draw:textarea-vertical-align="middle" draw:auto-grow-height="false" fo:min-height="10.303cm" fo:min-width="11.669cm" draw:shadow="hidden"/>
    </style:style>
    <style:style style:name="gr2" style:family="graphic" style:parent-style-name="standard">
      <style:graphic-properties draw:opacity="33%" draw:textarea-horizontal-align="justify" draw:textarea-vertical-align="middle" draw:auto-grow-height="false" fo:min-height="10.303cm" fo:min-width="11.894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97cm"/>
      <style:paragraph-properties style:writing-mode="lr-tb"/>
    </style:style>
    <style:style style:name="P1" style:family="paragraph">
      <loext:graphic-properties draw:opacity="33%"/>
      <style:paragraph-properties fo:text-align="center"/>
    </style:style>
    <style:style style:name="P2" style:family="paragraph">
      <loext:graphic-properties draw:opacity="33%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09cm" svg:height="14.923cm" svg:x="9.826cm" svg:y="4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7.526cm" svg:height="14.923cm" svg:x="2.27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715cm" svg:height="1.673cm" svg:x="5.127cm" svg:y="6.615cm">
          <draw:text-box>
            <text:p><text:span text:style-name="T1">Aprendizaje automático (ML)</text:span></text:p>
          </draw:text-box>
        </draw:frame>
        <draw:frame draw:style-name="gr3" draw:text-style-name="P4" draw:layer="layout" svg:width="5.715cm" svg:height="1.673cm" svg:x="19.732cm" svg:y="6.329cm">
          <draw:text-box>
            <text:p><text:span text:style-name="T2">Tecnologías cuánticas</text:span></text:p>
          </draw:text-box>
        </draw:frame>
        <draw:frame draw:style-name="gr4" draw:text-style-name="P4" draw:layer="layout" svg:width="5.715cm" svg:height="2.384cm" svg:x="12.747cm" svg:y="6.236cm">
          <draw:text-box>
            <text:p><text:span text:style-name="T2">Aprendizaje automático cuántivo (QML)</text:span></text:p>
          </draw:text-box>
        </draw:frame>
        <draw:frame draw:style-name="gr3" draw:text-style-name="P5" draw:layer="layout" svg:width="5.715cm" svg:height="1.673cm" svg:x="20.833cm" svg:y="9.13cm">
          <draw:text-box>
            <text:p>Algoritmos cuánticas</text:p>
          </draw:text-box>
        </draw:frame>
        <draw:frame draw:style-name="gr3" draw:text-style-name="P5" draw:layer="layout" svg:width="5.715cm" svg:height="1.673cm" svg:x="20.534cm" svg:y="11.831cm">
          <draw:text-box>
            <text:p>Comunicación cuánticas</text:p>
          </draw:text-box>
        </draw:frame>
        <draw:frame draw:style-name="gr3" draw:text-style-name="P5" draw:layer="layout" svg:width="5.715cm" svg:height="1.673cm" svg:x="19.985cm" svg:y="15.402cm">
          <draw:text-box>
            <text:p>Hardware cuánticas</text:p>
          </draw:text-box>
        </draw:frame>
        <draw:frame draw:style-name="gr3" draw:text-style-name="P5" draw:layer="layout" svg:width="5.715cm" svg:height="1.673cm" svg:x="3.222cm" svg:y="9.572cm">
          <draw:text-box>
            <text:p>Aprendizaje supervisado</text:p>
          </draw:text-box>
        </draw:frame>
        <draw:frame draw:style-name="gr3" draw:text-style-name="P5" draw:layer="layout" svg:width="5.715cm" svg:height="1.673cm" svg:x="3.305cm" svg:y="12.109cm">
          <draw:text-box>
            <text:p>Aprendizaje <text:s/>no supervisado</text:p>
          </draw:text-box>
        </draw:frame>
        <draw:frame draw:style-name="gr3" draw:text-style-name="P5" draw:layer="layout" svg:width="5.715cm" svg:height="1.673cm" svg:x="7.032cm" svg:y="16.875cm">
          <draw:text-box>
            <text:p>Aprendizaje <text:s/>reforzado</text:p>
          </draw:text-box>
        </draw:frame>
        <draw:frame draw:style-name="gr3" draw:text-style-name="P5" draw:layer="layout" svg:width="5.715cm" svg:height="1.673cm" svg:x="12.112cm" svg:y="9.804cm">
          <draw:text-box>
            <text:p>Tecnologías cuánticas para ML</text:p>
          </draw:text-box>
        </draw:frame>
        <draw:frame draw:style-name="gr5" draw:text-style-name="P5" draw:layer="layout" svg:width="6.667cm" svg:height="1.847cm" svg:x="12.113cm" svg:y="12.805cm">
          <draw:text-box>
            <text:p>ML para tecnologías cuánticas </text:p>
          </draw:text-box>
        </draw:frame>
        <draw:frame draw:style-name="gr3" draw:text-style-name="P5" draw:layer="layout" svg:width="5.715cm" svg:height="1.673cm" svg:x="4.175cm" svg:y="14.335cm">
          <draw:text-box>
            <text:p>Aprendizaje semi supervisad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6T14:53:16.405944881</meta:creation-date>
    <dc:date>2024-02-26T15:28:05.466305930</dc:date>
    <meta:editing-duration>PT15M44S</meta:editing-duration>
    <meta:editing-cycles>4</meta:editing-cycles>
    <meta:generator>LibreOffice/7.3.7.2$Linux_X86_64 LibreOffice_project/30$Build-2</meta:generator>
    <meta:document-statistic meta:object-count="14"/>
  </office:meta>
</office:document-meta>
</file>